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4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741cm" fo:break-before="auto" style:use-optimal-row-height="true"/>
    </style:style>
    <style:style style:name="ro16" style:family="table-row">
      <style:table-row-properties style:row-height="0.497cm" fo:break-before="auto" style:use-optimal-row-height="true"/>
    </style:style>
    <style:style style:name="ro19" style:family="table-row">
      <style:table-row-properties style:row-height="4.703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3.685cm" fo:break-before="auto" style:use-optimal-row-height="true"/>
    </style:style>
    <style:style style:name="ro23" style:family="table-row">
      <style:table-row-properties style:row-height="2.351cm" fo:break-before="auto" style:use-optimal-row-height="true"/>
    </style:style>
    <style:style style:name="ro24" style:family="table-row">
      <style:table-row-properties style:row-height="3.369cm" fo:break-before="auto" style:use-optimal-row-height="true"/>
    </style:style>
    <style:style style:name="ro25" style:family="table-row">
      <style:table-row-properties style:row-height="1.898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use-window-font-color="true" style:font-name="Verdana1" fo:font-size="12pt" style:font-size-asian="12pt" style:font-size-complex="12pt"/>
    </style:style>
    <style:style style:name="ce54"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5"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6" style:family="table-cell" style:parent-style-name="Default">
      <style:text-properties style:use-window-font-color="true" style:font-name="Verdana1" fo:font-size="11pt" style:font-size-asian="11pt" style:font-size-complex="11pt"/>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7">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7">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7">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7">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7">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7">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7">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7">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7">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7">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7">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7">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7">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7">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7">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7">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7">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7">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7">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7">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7">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7">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7">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0">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7">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7">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7">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7">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7">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0">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7">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8"/>
        <table:table-column table:style-name="co10" table:default-cell-style-name="ce18"/>
        <table:table-column table:style-name="co11" table:default-cell-style-name="ce51"/>
        <table:table-column table:style-name="co12" table:default-cell-style-name="ce18"/>
        <table:table-column table:style-name="co13" table:default-cell-style-name="ce18"/>
        <table:table-column table:style-name="co16" table:default-cell-style-name="ce18"/>
        <table:table-column table:style-name="co17" table:default-cell-style-name="ce18"/>
        <table:table-column table:style-name="co18" table:default-cell-style-name="ce18"/>
        <table:table-column table:style-name="co7" table:number-columns-repeated="1016" table:default-cell-style-name="ce18"/>
        <table:table-row table:style-name="ro13">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9" office:value-type="string">
            <text:p>Prerequisite</text:p>
          </table:table-cell>
          <table:table-cell/>
          <table:table-cell table:style-name="ce60"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24"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0" office:value-type="string">
            <text:p>exists(cac:InvoiceLine)</text:p>
          </table:table-cell>
          <table:table-cell table:number-columns-repeated="1021"/>
        </table:table-row>
        <table:table-row table:style-name="ro4">
          <table:table-cell table:style-name="ce19"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0"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0"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0"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0"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0"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0" office:value-type="string">
            <text:p>(cac:Price/cbc:PriceAmount) &gt;= 0</text:p>
          </table:table-cell>
          <table:table-cell table:number-columns-repeated="1021"/>
        </table:table-row>
        <table:table-row table:style-name="ro14">
          <table:table-cell office:value-type="string">
            <text:p>model</text:p>
          </table:table-cell>
          <table:table-cell table:style-name="ce20"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61" office:value-type="string">
            <text:p>Don't use this mapping!</text:p>
          </table:table-cell>
          <table:table-cell table:number-columns-repeated="1017"/>
        </table:table-row>
        <table:table-row table:style-name="ro14">
          <table:table-cell office:value-type="string">
            <text:p>model</text:p>
          </table:table-cell>
          <table:table-cell table:style-name="ce20"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20"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0"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0"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0"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0"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0" office:value-type="string">
            <text:p>exists(cbc:ID)</text:p>
          </table:table-cell>
          <table:table-cell table:number-columns-repeated="1021"/>
        </table:table-row>
        <table:table-row table:style-name="ro14">
          <table:table-cell office:value-type="string">
            <text:p>model</text:p>
          </table:table-cell>
          <table:table-cell table:style-name="ce20"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4" office:value-type="string">
            <text:p>exists(cac:Country/cbc:IdentificationCode)</text:p>
          </table:table-cell>
          <table:table-cell table:number-columns-repeated="1021"/>
        </table:table-row>
        <table:table-row table:style-name="ro14">
          <table:table-cell office:value-type="string">
            <text:p>model</text:p>
          </table:table-cell>
          <table:table-cell table:style-name="ce20" office:value-type="string">
            <text:p>BR-61</text:p>
          </table:table-cell>
          <table:table-cell table:style-name="ce35" office:value-type="string">
            <text:p><text:span text:style-name="T16">(exists(cac:PayeeFinancialAccount/cbc:ID) and ((cbc:PaymentMeansCode = '30') or (</text:span><text:span text:style-name="T17">cbc:PaymentMeansCode = </text:span><text:span text:style-name="T17">'57'</text:span><text:span text:style-name="T16">) )) <text:s/>or ((cbc:PaymentMeansCode != '30') and (cbc:PaymentMeansCod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4" office:value-type="string">
            <text:p>exists(@listID)</text:p>
          </table:table-cell>
          <table:table-cell table:number-columns-repeated="1021"/>
        </table:table-row>
        <table:table-row table:style-name="ro15">
          <table:table-cell office:value-type="string">
            <text:p>model</text:p>
          </table:table-cell>
          <table:table-cell table:style-name="ce20"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6">
          <table:table-cell office:value-type="string">
            <text:p>model</text:p>
          </table:table-cell>
          <table:table-cell table:style-name="ce20" office:value-type="string">
            <text:p>BR-CO-04</text:p>
          </table:table-cell>
          <table:table-cell table:style-name="ce37"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19">
          <table:table-cell office:value-type="string">
            <text:p>model</text:p>
          </table:table-cell>
          <table:table-cell table:style-name="ce20" office:value-type="string">
            <text:p>BR-CO-09</text:p>
          </table:table-cell>
          <table:table-cell table:style-name="ce39" office:value-type="string">
            <text:p>not(//cac:TaxTotal/*/*/*/cbc:ID = 'VAT') or ( contains( 'AD AE AF AG AI AL AM AN AO AQ AR AS AT AU AW AX AZ BA BB BD BE BF BG BH BI BL BJ BM BN BO BR BS BT BV BW BY BZ CA CC CD CF CG CH CI CK CL CM CN CO CR CU CV CX CY CZ DE DJ DK DM DO DZ EC EE EG EH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20"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20"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20"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20"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20" office:value-type="string">
            <text:p>BR-CO-14</text:p>
          </table:table-cell>
          <table:table-cell table:style-name="ce33"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0">
          <table:table-cell office:value-type="string">
            <text:p>model</text:p>
          </table:table-cell>
          <table:table-cell table:style-name="ce20" office:value-type="string">
            <text:p>BR-CO-15</text:p>
          </table:table-cell>
          <table:table-cell table:style-name="ce40"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text:span><text:span text:style-name="T19">* 10) div 100)</text:span></text:p>
          </table:table-cell>
          <table:table-cell table:number-columns-repeated="1021"/>
        </table:table-row>
        <table:table-row table:style-name="ro22">
          <table:table-cell office:value-type="string">
            <text:p>model</text:p>
          </table:table-cell>
          <table:table-cell table:style-name="ce20" office:value-type="string">
            <text:p>BR-CO-16</text:p>
          </table:table-cell>
          <table:table-cell table:style-name="ce4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20"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2"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2"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61"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61" office:value-type="string">
            <text:p>Repetition BR-44</text:p>
          </table:table-cell>
          <table:table-cell table:number-columns-repeated="1017"/>
        </table:table-row>
        <table:table-row table:style-name="ro17">
          <table:table-cell office:value-type="string">
            <text:p>model</text:p>
          </table:table-cell>
          <table:table-cell table:style-name="ce20"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7">
          <table:table-cell office:value-type="string">
            <text:p>model</text:p>
          </table:table-cell>
          <table:table-cell table:style-name="ce20" office:value-type="string">
            <text:p>BR-CO-26</text:p>
          </table:table-cell>
          <table:table-cell table:style-name="ce42" office:value-type="string">
            <text:p>exists(cac:Party/cac:PartyTaxScheme/cbc:CompanyID) or exists(cac:Party/cac:PartyIdentification/cbc:ID) or exists(cac:Party/cac:PartyLegalEntity/cbc:CompanyID)</text:p>
          </table:table-cell>
          <table:table-cell table:number-columns-repeated="1021"/>
        </table:table-row>
        <table:table-row table:style-name="ro9">
          <table:table-cell office:value-type="string">
            <text:p>model</text:p>
          </table:table-cell>
          <table:table-cell table:style-name="ce20" office:value-type="string">
            <text:p>BR-S-01</text:p>
          </table:table-cell>
          <table:table-cell table:style-name="ce43"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1">
          <table:table-cell office:value-type="string">
            <text:p>model</text:p>
          </table:table-cell>
          <table:table-cell table:style-name="ce20" office:value-type="string">
            <text:p>BR-S-02</text:p>
          </table:table-cell>
          <table:table-cell table:style-name="ce44" office:value-type="string">
            <text:p><text:span text:style-name="T3">(exists(//</text:span><text:span text:style-name="T15">cac:ClassifiedTaxCategory[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23">
          <table:table-cell office:value-type="string">
            <text:p>model</text:p>
          </table:table-cell>
          <table:table-cell table:style-name="ce20" office:value-type="string">
            <text:p>BR-S-03</text:p>
          </table:table-cell>
          <table:table-cell table:style-name="ce44" office:value-type="string">
            <text:p><text:span text:style-name="T3">(exists(//</text:span><text:span text:style-name="T15">cac:AllowanceCharge[cbc:ChargeIndicator='false']/cac:TaxCategory[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S']</text:span><text:span text:style-name="T21">))</text:span></text:p>
          </table:table-cell>
          <table:table-cell table:number-columns-repeated="1021"/>
        </table:table-row>
        <table:table-row table:style-name="ro23">
          <table:table-cell office:value-type="string">
            <text:p>model</text:p>
          </table:table-cell>
          <table:table-cell table:style-name="ce20" office:value-type="string">
            <text:p>BR-S-04</text:p>
          </table:table-cell>
          <table:table-cell table:style-name="ce44" office:value-type="string">
            <text:p><text:span text:style-name="T3">(exists(//</text:span><text:span text:style-name="T15">cac:AllowanceCharge[cbc:ChargeIndicator='true']/cac:TaxCategory[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45" office:value-type="string">
            <text:p>(cbc:Percent) &gt; 0</text:p>
          </table:table-cell>
          <table:table-cell table:number-columns-repeated="1021"/>
        </table:table-row>
        <table:table-row table:style-name="ro24">
          <table:table-cell office:value-type="string">
            <text:p>model</text:p>
          </table:table-cell>
          <table:table-cell table:style-name="ce20" office:value-type="string">
            <text:p>BR-S-08</text:p>
          </table:table-cell>
          <table:table-cell table:style-name="ce43" office:value-type="string">
            <text:p>every $rate in cbc:Percent satisfies</text:p>
            <text:p>(../cbc:TaxableAmount = (sum(//cac:InvoiceLine[cac:Item/cac:ClassifiedTaxCategory/cbc:ID='S'][cac:Item/cac:ClassifiedTaxCategory/cbc:Percent =$rate]/xs:decimal(cbc:LineExtensionAmount)) + sum(/ubl:Invoice/cac:AllowanceCharge[cbc:ChargeIndicator='true'][cac:TaxCategory/cbc:ID='S'][cac:TaxCategory/cbc:Percent = $rate]/xs:decimal(cbc:Amount)) - sum(/ubl:Invoice/cac:AllowanceCharge[cbc:ChargeIndicator='false'][cac:TaxCategory/cbc:ID='S'][cac:TaxCategory/cbc:Percent = $rate]/xs:decimal(cbc:Amount))))</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0" office:value-type="string">
            <text:p>not(cbc:TaxExemptionReason) and not(cbc:TaxExemptionReasonCode)</text:p>
          </table:table-cell>
          <table:table-cell table:number-columns-repeated="3"/>
          <table:table-cell table:style-name="ce42"/>
          <table:table-cell table:number-columns-repeated="1017"/>
        </table:table-row>
        <table:table-row table:style-name="ro10">
          <table:table-cell office:value-type="string">
            <text:p>model</text:p>
          </table:table-cell>
          <table:table-cell table:style-name="ce20" office:value-type="string">
            <text:p>BR-Z-01</text:p>
          </table:table-cell>
          <table:table-cell table:style-name="ce43" office:value-type="string">
            <text:p><text:span text:style-name="T23">((exists(//cac:TaxCategory/cbc:ID[. = 'Z']) or exists(//cac:ClassifiedTaxCategory/cbc:ID[. = 'Z'])) and </text:span><text:span text:style-name="T23">(count(cac:TaxTotal/cac:TaxSubtotal/cac:TaxCategory/cbc:ID[. = 'Z']) = 1)) or (not(</text:span><text:span text:style-name="T24">//cac:TaxCategory/cbc:ID[. = 'Z']) and </text:span><text:span text:style-name="T24">not(//cac:ClassifiedTaxCategory/cbc:ID[. = 'Z']))</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Z-02</text:p>
          </table:table-cell>
          <table:table-cell table:style-name="ce44" office:value-type="string">
            <text:p><text:span text:style-name="T3">(exists(//</text:span><text:span text:style-name="T15">cac:ClassifiedTaxCategory[cbc:ID = 'Z']</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Z-03</text:p>
          </table:table-cell>
          <table:table-cell table:style-name="ce44" office:value-type="string">
            <text:p><text:span text:style-name="T10">(exists(//</text:span><text:span text:style-name="T24">cac:AllowanceCharge[cbc:ChargeIndicator='false']/cac:TaxCategory[cbc:ID='Z']</text:span><text:span text:style-name="T10">) and </text:span><text:span text:style-name="T10">(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Z-04</text:p>
          </table:table-cell>
          <table:table-cell table:style-name="ce12" office:value-type="string">
            <text:p><text:span text:style-name="T25">(exists(//</text:span><text:span text:style-name="T15">cac:AllowanceCharge[cbc:ChargeIndicator='true']/cac:TaxCategory[cbc:ID='Z']</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Z']))</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3" office:value-type="string">
            <text:p>../cbc:TaxableAmount = (sum(//cac:InvoiceLine[cac:Item/cac:ClassifiedTaxCategory/cbc:ID='Z']/xs:decimal(cbc:LineExtensionAmount)) + sum(/ubl:Invoice/cac:AllowanceCharge[cbc:ChargeIndicator='true'][cac:TaxCategory/cbc:ID='Z']/xs:decimal(cbc:Amount)) - sum(/ubl:Invoice/cac:AllowanceCharge[cbc:ChargeIndicator='false'][cac:TaxCategory/cbc:ID='Z']/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0" office:value-type="string">
            <text:p>not(cbc:TaxExemptionReason) and <text:s/>not(cbc:TaxExemptionReasonCode)</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E-01</text:p>
          </table:table-cell>
          <table:table-cell table:style-name="ce46" office:value-type="string">
            <text:p><text:span text:style-name="T26">((exists(//cac:TaxCategory/cbc:ID[. = 'E']) or exists(//cac:ClassifiedTaxCategory/cbc:ID[. = 'E'])) and </text:span><text:span text:style-name="T26">(count(cac:TaxTotal/cac:TaxSubtotal/cac:TaxCategory/cbc:ID[. = 'E']) = 1)) or (not(</text:span><text:span text:style-name="T15">//cac:TaxCategory/cbc:ID[. = 'E']) and </text:span><text:span text:style-name="T15">not(//cac:ClassifiedTaxCategory/cbc:ID[. = 'E']))</text:span></text:p>
          </table:table-cell>
          <table:table-cell table:number-columns-repeated="4"/>
          <table:table-cell table:style-name="ce42"/>
          <table:table-cell table:style-name="ce20"/>
          <table:table-cell table:number-columns-repeated="1015"/>
        </table:table-row>
        <table:table-row table:style-name="ro9">
          <table:table-cell office:value-type="string">
            <text:p>model</text:p>
          </table:table-cell>
          <table:table-cell table:style-name="ce20" office:value-type="string">
            <text:p>BR-E-02</text:p>
          </table:table-cell>
          <table:table-cell table:style-name="ce44" office:value-type="string">
            <text:p><text:span text:style-name="T3">(exists(//</text:span><text:span text:style-name="T15">cac:ClassifiedTaxCategory[cbc:ID = '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2"/>
          <table:table-cell table:style-name="ce20"/>
          <table:table-cell table:number-columns-repeated="1015"/>
        </table:table-row>
        <table:table-row table:style-name="ro9">
          <table:table-cell office:value-type="string">
            <text:p>model</text:p>
          </table:table-cell>
          <table:table-cell table:style-name="ce20" office:value-type="string">
            <text:p>BR-E-03</text:p>
          </table:table-cell>
          <table:table-cell table:style-name="ce44" office:value-type="string">
            <text:p><text:span text:style-name="T3">(exists(//</text:span><text:span text:style-name="T15">cac:AllowanceCharge[cbc:ChargeIndicator='false']/cac:TaxCategory[cbc:ID='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2"/>
          <table:table-cell table:style-name="ce20"/>
          <table:table-cell table:number-columns-repeated="1015"/>
        </table:table-row>
        <table:table-row table:style-name="ro9">
          <table:table-cell office:value-type="string">
            <text:p>model</text:p>
          </table:table-cell>
          <table:table-cell table:style-name="ce20" office:value-type="string">
            <text:p>BR-E-04</text:p>
          </table:table-cell>
          <table:table-cell table:style-name="ce12" office:value-type="string">
            <text:p><text:span text:style-name="T25">(exists(//</text:span><text:span text:style-name="T15">cac:AllowanceCharge[cbc:ChargeIndicator='true']/cac:TaxCategory[cbc:ID='E']</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E']))</text:span></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3" office:value-type="string">
            <text:p>../cbc:TaxableAmount = (sum(//cac:InvoiceLine[cac:Item/cac:ClassifiedTaxCategory/cbc:ID='E']/xs:decimal(cbc:LineExtensionAmount)) + sum(/ubl:Invoice/cac:AllowanceCharge[cbc:ChargeIndicator='true'][cac:TaxCategory/cbc:ID='E']/xs:decimal(cbc:Amount)) - sum(/ubl:Invoice/cac:AllowanceCharge[cbc:ChargeIndicator='false'][cac:TaxCategory/cbc:ID='E']/xs:decimal(cbc:Amount)))</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0" office:value-type="string">
            <text:p>../cbc:TaxAmou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0" office:value-type="string">
            <text:p>exists(cbc:TaxExemptionReason) or exists(cbc:TaxExemptionReasonCode)</text:p>
          </table:table-cell>
          <table:table-cell table:number-columns-repeated="4"/>
          <table:table-cell table:style-name="ce42"/>
          <table:table-cell table:style-name="ce20"/>
          <table:table-cell table:number-columns-repeated="1015"/>
        </table:table-row>
        <table:table-row table:style-name="ro25">
          <table:table-cell office:value-type="string">
            <text:p>model</text:p>
          </table:table-cell>
          <table:table-cell table:style-name="ce20" office:value-type="string">
            <text:p>BR-AE-01</text:p>
          </table:table-cell>
          <table:table-cell table:style-name="ce43" office:value-type="string">
            <text:p>((exists(//cac:TaxCategory/cbc:ID[. = 'AE']) or exists(//cac:ClassifiedTaxCategory/cbc:ID[. = 'AE'])) and (count(//cac:TaxTotal/cac:TaxSubtotal/cac:TaxCategory/cbc:ID) = 1) and (count(//cac:TaxCategory/cbc:ID[. != 'AE']) = 0 and count(//cac:ClassifiedTaxCategory/cbc:ID[. != 'AE'])=0)) or (count(//cac:TaxCategory/cbc:ID[. = 'AE']) = 0 and count(//cac:ClassifiedTaxCategory/cbc:ID[. = 'AE'])=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2</text:p>
          </table:table-cell>
          <table:table-cell table:style-name="ce44" office:value-type="string">
            <text:p><text:span text:style-name="T3">(exists(//</text:span><text:span text:style-name="T15">cac:Classified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3</text:p>
          </table:table-cell>
          <table:table-cell table:style-name="ce44" office:value-type="string">
            <text:p><text:span text:style-name="T3">(exists(//</text:span><text:span text:style-name="T15">cac:AllowanceCharge[cbc:ChargeIndicator='fals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false']/cac:TaxCategory[cbc:ID = 'AE']))</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4</text:p>
          </table:table-cell>
          <table:table-cell table:style-name="ce44" office:value-type="string">
            <text:p><text:span text:style-name="T3">(exists(//</text:span><text:span text:style-name="T15">cac:AllowanceCharge[cbc:ChargeIndicator='tru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true']/cac:TaxCategory[cbc:ID = 'AE']))</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3" office:value-type="string">
            <text:p>../cbc:TaxableAmount = (sum(//cac:InvoiceLine[cac:Item/cac:ClassifiedTaxCategory/cbc:ID='AE']/xs:decimal(cbc:LineExtensionAmount)) + sum(/ubl:Invoice/cac:AllowanceCharge[cbc:ChargeIndicator='true'][cac:TaxCategory/cbc:ID='AE']/xs:decimal(cbc:Amount)) - <text:s/>sum(/ubl:Invoice/cac:AllowanceCharge[cbc:ChargeIndicator='false'][cac:TaxCategory/cbc:ID='A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1</text:p>
          </table:table-cell>
          <table:table-cell table:style-name="ce43" office:value-type="string">
            <text:p><text:span text:style-name="T23">((exists(//cac:TaxCategory/cbc:ID[. = 'IC']) or exists(//cac:ClassifiedTaxCategory/cbc:ID[. = 'IC'])) and </text:span><text:span text:style-name="T23">(count(cac:TaxTotal/cac:TaxSubtotal/cac:TaxCategory/cbc:ID[. = 'IC']) = 1)) or (not(</text:span><text:span text:style-name="T24">//cac:TaxCategory/cbc:ID[. = 'IC']) and </text:span><text:span text:style-name="T24">not(//cac:ClassifiedTaxCategory/cbc:ID[. = 'IC']))</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2</text:p>
          </table:table-cell>
          <table:table-cell table:style-name="ce44" office:value-type="string">
            <text:p><text:span text:style-name="T3">(exists(//</text:span><text:span text:style-name="T15">cac:ClassifiedTaxCategory[cbc:ID = 'IC']</text:span><text:span text:style-name="T3">) and </text:span><text:span text:style-name="T3">(exists(//cac:AccountingSupplierParty/cac:Party/cac:PartyTaxScheme/cbc:CompanyID) or </text:span><text:span text:style-name="T10">exists(//</text:span><text:span text:style-name="T21">cac:TaxRepresentativeParty/cac:PartyTaxScheme/cbc:CompanyID)) and </text:span><text:span text:style-name="T21">(exists(//cac:AccountingCustomerParty/cac:Party/cac:PartyTaxScheme/cbc:CompanyID))) or </text:span><text:span text:style-name="T21">not(//cac:ClassifiedTaxCategory[cbc:ID = 'IC'])</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3</text:p>
          </table:table-cell>
          <table:table-cell table:style-name="ce44" office:value-type="string">
            <text:p><text:span text:style-name="T3">(exists(//</text:span><text:span text:style-name="T15">cac:AllowanceCharge[cbc:ChargeIndicator='fals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4</text:p>
          </table:table-cell>
          <table:table-cell table:style-name="ce44" office:value-type="string">
            <text:p><text:span text:style-name="T3">(exists(//</text:span><text:span text:style-name="T15">cac:AllowanceCharge[cbc:ChargeIndicator='tru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3" office:value-type="string">
            <text:p>../cbc:TaxableAmount = (sum(//cac:InvoiceLine[cac:Item/cac:ClassifiedTaxCategory/cbc:ID='IC']/xs:decimal(cbc:LineExtensionAmount)) + sum(/ubl:Invoice/cac:AllowanceCharge[cbc:ChargeIndicator='true'][cac:TaxCategory/cbc:ID='IC']/xs:decimal(cbc:Amount)) - sum(/ubl:Invoice/cac:AllowanceCharge[cbc:ChargeIndicator='false'][cac:TaxCategory/cbc:ID='IC']/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IC-11</text:p>
          </table:table-cell>
          <table:table-cell table:style-name="ce29" office:value-type="string">
            <text:p><text:span text:style-name="T24">(exists(cac:TaxTotal/cac:TaxSubtotal/cac:TaxCategory/cbc:ID[. = 'IC']) <text:s/>and </text:span><text:span text:style-name="T10">((cac:Delivery/cbc:ActualDeliveryDate) or </text:span><text:span text:style-name="T10">(cac:InvoicePeriod))) or (not(</text:span><text:span text:style-name="T24">cac:TaxTotal/cac:TaxSubtotal/cac:TaxCategory/cbc:ID[. = 'IC']</text:span><text:span text:style-name="T10">))</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12</text:p>
          </table:table-cell>
          <table:table-cell table:style-name="ce47" office:value-type="string">
            <text:p><text:span text:style-name="T27">(exists(cac:TaxTotal/cac:TaxSubtotal/cac:TaxCategory/cbc:ID[. = 'IC']) and </text:span><text:span text:style-name="T28">(cac:Delivery/cac:DeliveryLocation/cac:Address/cac:Country/cbc:IdentificationCode)) </text:span><text:span text:style-name="T27">or </text:span><text:span text:style-name="T27">(not(cac:TaxTotal/cac:TaxSubtotal/cac: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G-01</text:p>
          </table:table-cell>
          <table:table-cell table:style-name="ce46" office:value-type="string">
            <text:p><text:span text:style-name="T26">((exists(//cac:TaxCategory/cbc:ID[. = 'G']) or exists(//cac:ClassifiedTaxCategory/cbc:ID[. = 'G'])) and </text:span><text:span text:style-name="T26">(count(cac:TaxTotal/cac:TaxSubtotal/cac:TaxCategory/cbc:ID[. = 'G']) = 1)) or (not(</text:span><text:span text:style-name="T15">//cac:TaxCategory/cbc:ID[. = 'G']) and </text:span><text:span text:style-name="T15">not(//cac:ClassifiedTaxCategory/cbc:ID[. = 'G']))</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G-02</text:p>
          </table:table-cell>
          <table:table-cell table:style-name="ce44" office:value-type="string">
            <text:p><text:span text:style-name="T3">(exists(//</text:span><text:span text:style-name="T15">cac:ClassifiedTaxCategory[cbc:ID = '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G-03</text:p>
          </table:table-cell>
          <table:table-cell table:style-name="ce44" office:value-type="string">
            <text:p><text:span text:style-name="T3">(exists(//</text:span><text:span text:style-name="T15">cac:AllowanceCharge[cbc:ChargeIndicator='fals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false']/cac:TaxCategory[cbc:ID='G']</text:span><text:span text:style-name="T21">))</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G-04</text:p>
          </table:table-cell>
          <table:table-cell table:style-name="ce44" office:value-type="string">
            <text:p><text:span text:style-name="T3">(exists(//</text:span><text:span text:style-name="T15">cac:AllowanceCharge[cbc:ChargeIndicator='tru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true']/cac:TaxCategory[cbc:ID='G']</text:span><text:span text:style-name="T21">))</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3" office:value-type="string">
            <text:p>../cbc:TaxableAmount = (sum(//cac:InvoiceLine[cac:Item/cac:ClassifiedTaxCategory/cbc:ID='G']/xs:decimal(cbc:LineExtensionAmount)) + sum(/ubl:Invoice/cac:AllowanceCharge[cbc:ChargeIndicator='true'][cac:TaxCategory/cbc:ID='G']/xs:decimal(cbc:Amount)) - sum(/ubl:Invoice/cac:AllowanceCharge[cbc:ChargeIndicator='false'][cac:TaxCategory/cbc:ID='G']/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01</text:p>
          </table:table-cell>
          <table:table-cell table:style-name="ce43" office:value-type="string">
            <text:p><text:span text:style-name="T23">((exists(//cac:TaxCategory/cbc:ID[. = 'O']) or exists(//cac:ClassifiedTaxCategory/cbc:ID[. = 'O'])) and </text:span><text:span text:style-name="T23">(count(cac:TaxTotal/cac:TaxSubtotal/cac:TaxCategory/cbc:ID[. = 'O']) = 1)) or (not(</text:span><text:span text:style-name="T24">//cac:TaxCategory/cbc:ID[. = 'O']) and </text:span><text:span text:style-name="T24">not(//cac:ClassifiedTaxCategory/cbc:ID[. = 'O']))</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2</text:p>
          </table:table-cell>
          <table:table-cell table:style-name="ce44" office:value-type="string">
            <text:p><text:span text:style-name="T3">(exists(//</text:span><text:span text:style-name="T15">cac:ClassifiedTaxCategory[cbc:ID = 'O']</text:span><text:span text:style-name="T3">) and </text:span><text:span text:style-name="T3">(not(//cac:AccountingSupplierParty/cac:Party/cac:PartyTaxScheme/cbc:CompanyID) and </text:span><text:span text:style-name="T25">not(//</text:span><text:span text:style-name="T14">cac:TaxRepresentativeParty/cac:PartyTaxScheme/cbc:CompanyID)) or </text:span><text:span text:style-name="T14">(not(//cac:AccountingCustomerParty/cac:Party/cac:PartyTaxScheme/cbc:CompanyID))) or </text:span><text:span text:style-name="T14">not(//cac:ClassifiedTaxCategory[cbc:ID = 'O'])</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3</text:p>
          </table:table-cell>
          <table:table-cell table:style-name="ce48"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4</text:p>
          </table:table-cell>
          <table:table-cell table:style-name="ce49"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3" office:value-type="string">
            <text:p>../cbc:TaxableAmount = (sum(//cac:InvoiceLine[cac:Item/cac:ClassifiedTaxCategory/cbc:ID='O']/xs:decimal(cbc:LineExtensionAmount)) + sum(/ubl:Invoice/cac:AllowanceCharge[cbc:ChargeIndicator='true'][cac:TaxCategory/cbc:ID='O']/xs:decimal(cbc:Amount)) - sum(/ubl:Invoice/cac:AllowanceCharge[cbc:ChargeIndicator='false'][cac:TaxCategory/cbc:ID='O']/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11</text:p>
          </table:table-cell>
          <table:table-cell table:style-name="ce29"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O-12</text:p>
          </table:table-cell>
          <table:table-cell table:style-name="ce50" office:value-type="string">
            <text:p><text:span text:style-name="T15">(exists(cac:TaxTotal/cac:TaxSubtotal/cac:TaxCategory/cbc:ID[. = 'O']) <text:s/>and </text:span><text:span text:style-name="T25">count(//cac:ClassifiedTaxCategory[cbc:ID != </text:span><text:span text:style-name="T25">'O']) = 0) or not(</text:span><text:span text:style-name="T15">cac:TaxTotal/cac:TaxSubtotal/cac:TaxCategory/cbc:ID[. = 'O']</text:span><text:span text:style-name="T25">)</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13</text:p>
          </table:table-cell>
          <table:table-cell table:style-name="ce50" office:value-type="string">
            <text:p><text:span text:style-name="T15">(exists(cac:TaxTotal/cac:TaxSubtotal/cac:TaxCategory/cbc:ID[. = 'O']) <text:s/>and </text:span><text:span text:style-name="T25">count(//cac:AllowanceCharge[cbc:ChargeIndicator='false']/cac:TaxCategory[cbc:ID != 'O']) = 0) or </text:span><text:span text:style-name="T25">not(</text:span><text:span text:style-name="T15">cac:TaxTotal/cac:TaxSubtotal/cac:TaxCategory/cbc:ID[. = 'O']</text:span><text:span text:style-name="T25">)</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14</text:p>
          </table:table-cell>
          <table:table-cell table:style-name="ce29" office:value-type="string">
            <text:p><text:span text:style-name="T24">(exists(cac:TaxTotal/cac:TaxSubtotal/cac:TaxCategory/cbc:ID[. = 'O']) <text:s/>and </text:span><text:span text:style-name="T10">count(//cac:AllowanceCharge[cbc:ChargeIndicator='true']/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G-01</text:p>
          </table:table-cell>
          <table:table-cell table:style-name="ce43"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G-02</text:p>
          </table:table-cell>
          <table:table-cell table:style-name="ce44" office:value-type="string">
            <text:p><text:span text:style-name="T3">(exists(//</text:span><text:span text:style-name="T15">cac:ClassifiedTaxCategory[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G-03</text:p>
          </table:table-cell>
          <table:table-cell table:style-name="ce44" office:value-type="string">
            <text:p><text:span text:style-name="T3">(exists(//</text:span><text:span text:style-name="T15">cac:AllowanceCharge[cbc:ChargeIndicator='false']/cac:TaxCategory[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G']</text:span><text:span text:style-name="T21">))</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G-04</text:p>
          </table:table-cell>
          <table:table-cell table:style-name="ce44" office:value-type="string">
            <text:p><text:span text:style-name="T10">(exists(//</text:span><text:span text:style-name="T24">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G']</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4">
          <table:table-cell office:value-type="string">
            <text:p>model</text:p>
          </table:table-cell>
          <table:table-cell table:style-name="ce20" office:value-type="string">
            <text:p>BR-IG-08</text:p>
          </table:table-cell>
          <table:table-cell table:style-name="ce43" office:value-type="string">
            <text:p>every $rate in cbc:Percent satisfies </text:p>
            <text:p>(../cbc:TaxableAmount = (sum(//cac:InvoiceLine[cac:Item/cac:ClassifiedTaxCategory/cbc:ID='IG'][cac:Item/cac:ClassifiedTaxCategory/cbc:Percent =$rate]/xs:decimal(cbc:LineExtensionAmount)) + sum(/ubl:Invoice/cac:AllowanceCharge[cbc:ChargeIndicator='true'][cac:TaxCategory/cbc:ID='IG'][cac:TaxCategory/cbc:Percent = $rate]/xs:decimal(cbc:Amount)) - sum(/ubl:Invoice/cac:AllowanceCharge[cbc:ChargeIndicator='false'][cac:TaxCategory/cbc:ID='IG'][cac:TaxCategory/cbc:Percent = $rat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P-01</text:p>
          </table:table-cell>
          <table:table-cell table:style-name="ce43"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P-02</text:p>
          </table:table-cell>
          <table:table-cell table:style-name="ce44" office:value-type="string">
            <text:p><text:span text:style-name="T3">(exists(//</text:span><text:span text:style-name="T15">cac:ClassifiedTaxCategory[cbc:ID = 'IP']</text:span><text:span text:style-name="T3">) and </text:span><text:span text:style-name="T3">(exists(//cac:AccountingSupplierParty/cac:Party/cac:PartyTaxScheme/cbc:CompanyID) or </text:span><text:span text:style-name="T25">exists(//cac:AccountingSupplierParty/cac:Party/cac:PartyLegalEntity/cbc:CompanyID) or </text:span><text:span text:style-name="T25">exists(//</text:span><text:span text:style-name="T14">cac:TaxRepresentativeParty/cac:PartyTaxScheme/cbc:CompanyID))) or </text:span><text:span text:style-name="T14">not(exists(//cac:ClassifiedTaxCategory[cbc:ID = 'IP']))</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P-03</text:p>
          </table:table-cell>
          <table:table-cell table:style-name="ce44" office:value-type="string">
            <text:p><text:span text:style-name="T3">(exists(//</text:span><text:span text:style-name="T15">cac:AllowanceCharge[cbc:ChargeIndicator='fals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P']</text:span><text:span text:style-name="T21">))</text:span></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P-04</text:p>
          </table:table-cell>
          <table:table-cell table:style-name="ce44" office:value-type="string">
            <text:p><text:span text:style-name="T3">(exists(//</text:span><text:span text:style-name="T15">cac:AllowanceCharge[cbc:ChargeIndicator='tru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P']</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4">
          <table:table-cell office:value-type="string">
            <text:p>model</text:p>
          </table:table-cell>
          <table:table-cell table:style-name="ce20" office:value-type="string">
            <text:p>BR-IP-08</text:p>
          </table:table-cell>
          <table:table-cell table:style-name="ce43" office:value-type="string">
            <text:p>every <text:s/>$rate in cbc:Percent satisfies</text:p>
            <text:p>(../cbc:TaxableAmount = (sum(//cac:InvoiceLine[cac:Item/cac:ClassifiedTaxCategory/cbc:ID='IP'][cac:Item/cac:ClassifiedTaxCategory/cbc:Percent =$rate]/xs:decimal(cbc:LineExtensionAmount)) + sum(/ubl:Invoice/cac:AllowanceCharge[cbc:ChargeIndicator='true'][cac:TaxCategory/cbc:ID='IP'][cac:TaxCategory/cbc:Percent = $rate]/xs:decimal(cbc:Amount)) - sum(/ubl:Invoice/cac:AllowanceCharge[cbc:ChargeIndicator='false'][cac:TaxCategory/cbc:ID='IP'][cac:TaxCategory/cbc:Percent = $rat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16">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16">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2" office:value-type="string">
            <text:p>cac:LegalMonetaryTotal/cbc:PayableAmount</text:p>
          </table:table-cell>
          <table:table-cell table:number-columns-repeated="1021"/>
        </table:table-row>
        <table:table-row table:style-name="ro16">
          <table:table-cell table:style-name="ce19" office:value-type="string">
            <text:p>model</text:p>
          </table:table-cell>
          <table:table-cell table:style-name="ce19" office:value-type="string">
            <text:p>Payee Financial Account</text:p>
          </table:table-cell>
          <table:table-cell table:style-name="ce53" office:value-type="string">
            <text:p>cac:PaymentMeans/cac:PayeeFinancialAccount</text:p>
          </table:table-cell>
          <table:table-cell table:number-columns-repeated="1021"/>
        </table:table-row>
        <table:table-row table:style-name="ro16">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6">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16">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16">
          <table:table-cell table:style-name="ce19" office:value-type="string">
            <text:p>model</text:p>
          </table:table-cell>
          <table:table-cell table:style-name="ce23" office:value-type="string">
            <text:p>Seller electronic address</text:p>
          </table:table-cell>
          <table:table-cell table:style-name="ce54" office:value-type="string">
            <text:p>cac:AccountingSupplierParty/cac:Party/cbc:EndpointID</text:p>
          </table:table-cell>
          <table:table-cell table:number-columns-repeated="1021"/>
        </table:table-row>
        <table:table-row table:style-name="ro16">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16">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16">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16">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16">
          <table:table-cell office:value-type="string">
            <text:p>model</text:p>
          </table:table-cell>
          <table:table-cell table:style-name="ce20" office:value-type="string">
            <text:p>Document level allowances </text:p>
          </table:table-cell>
          <table:table-cell table:style-name="ce53" office:value-type="string">
            <text:p>//ubl:Invoice/cac:AllowanceCharge[cbc:ChargeIndicator = 'false']</text:p>
          </table:table-cell>
          <table:table-cell table:number-columns-repeated="1021"/>
        </table:table-row>
        <table:table-row table:style-name="ro16">
          <table:table-cell office:value-type="string">
            <text:p>model</text:p>
          </table:table-cell>
          <table:table-cell table:style-name="ce20" office:value-type="string">
            <text:p>Document level charges </text:p>
          </table:table-cell>
          <table:table-cell table:style-name="ce53" office:value-type="string">
            <text:p>//ubl:Invoice/cac:AllowanceCharge[cbc:ChargeIndicator = 'true']</text:p>
          </table:table-cell>
          <table:table-cell table:number-columns-repeated="1021"/>
        </table:table-row>
        <table:table-row table:style-name="ro16">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6">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6">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16">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16">
          <table:table-cell office:value-type="string">
            <text:p>model</text:p>
          </table:table-cell>
          <table:table-cell table:style-name="ce20" office:value-type="string">
            <text:p>Card information </text:p>
          </table:table-cell>
          <table:table-cell table:style-name="ce55" office:value-type="string">
            <text:p>cac:PaymentMeans/cac:CardAccount</text:p>
          </table:table-cell>
          <table:table-cell table:number-columns-repeated="1021"/>
        </table:table-row>
        <table:table-row table:style-name="ro16">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16">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16">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16">
          <table:table-cell office:value-type="string">
            <text:p>model</text:p>
          </table:table-cell>
          <table:table-cell office:value-type="string">
            <text:p>Tax Total</text:p>
          </table:table-cell>
          <table:table-cell table:style-name="ce53" office:value-type="string">
            <text:p>//ubl:Invoice/cac:TaxTotal</text:p>
          </table:table-cell>
          <table:table-cell table:number-columns-repeated="1021"/>
        </table:table-row>
        <table:table-row table:style-name="ro16">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16">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16">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6">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6" office:value-type="string">
            <text:p><text:span text:style-name="T3">cac:AllowanceCharge[cbc:ChargeIndicator='true'</text:span><text:span text:style-name="T29">]/cac:TaxCategory[cbc:ID='S']</text:span></text:p>
          </table:table-cell>
          <table:table-cell table:number-columns-repeated="1021"/>
        </table:table-row>
        <table:table-row table:style-name="ro16">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6">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6">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16">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6">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16">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6">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6">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16">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6">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6">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16">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6">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6">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16">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6">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6">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6">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6" office:value-type="string">
            <text:p><text:span text:style-name="T3">cac:AllowanceCharge[cbc:ChargeIndicator='true'</text:span><text:span text:style-name="T29">]/cac:TaxCategory[cbc:ID='O']</text:span></text:p>
          </table:table-cell>
          <table:table-cell table:number-columns-repeated="1021"/>
        </table:table-row>
        <table:table-row table:style-name="ro16">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6">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6">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6" office:value-type="string">
            <text:p><text:span text:style-name="T3">cac:AllowanceCharge[cbc:ChargeIndicator='true'</text:span><text:span text:style-name="T29">]/cac:TaxCategory[cbc:ID='IG']</text:span></text:p>
          </table:table-cell>
          <table:table-cell table:number-columns-repeated="1021"/>
        </table:table-row>
        <table:table-row table:style-name="ro16">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6">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6">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6" office:value-type="string">
            <text:p><text:span text:style-name="T3">cac:AllowanceCharge[cbc:ChargeIndicator='true'</text:span><text:span text:style-name="T29">]/cac:TaxCategory[cbc:ID='IP']</text:span></text:p>
          </table:table-cell>
          <table:table-cell table:number-columns-repeated="1021"/>
        </table:table-row>
        <table:table-row table:style-name="ro16">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6">
          <table:table-cell office:value-type="string">
            <text:p>model</text:p>
          </table:table-cell>
          <table:table-cell table:style-name="ce20" office:value-type="string">
            <text:p>Invoice </text:p>
          </table:table-cell>
          <table:table-cell table:style-name="ce53" office:value-type="string">
            <text:p>//ubl:Invoice</text:p>
          </table:table-cell>
          <table:table-cell table:number-columns-repeated="1021"/>
        </table:table-row>
        <table:table-row table:style-name="ro16">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7" office:value-type="string">
            <text:p>cac:Delivery/cac:DeliveryLocation/cac:Address</text:p>
          </table:table-cell>
          <table:table-cell table:number-columns-repeated="1021"/>
        </table:table-row>
        <table:table-row table:style-name="ro16">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8"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8"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6" table:number-rows-repeated="1048327">
          <table:table-cell table:number-columns-repeated="1024"/>
        </table:table-row>
        <table:table-row table:style-name="ro16">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5/12/2016</text:date>, <text:time>12:38:2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5T12:38:21</dc:date>
    <dc:creator>Oriol Bausà</dc:creator>
    <meta:editing-duration>P31DT10H6M29S</meta:editing-duration>
    <meta:editing-cycles>310</meta:editing-cycles>
    <meta:document-statistic meta:table-count="3" meta:cell-count="1752" meta:object-count="0"/>
  </office:meta>
</office:document-meta>
</file>